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style:text-properties fo:font-family="'Times New Roman'" style:font-family-generic="roman" style:font-pitch="variable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0% 100%" fo:font-size="28pt" style:text-underline-style="none" style:font-size-asian="28pt" style:font-size-complex="28pt"/>
    </style:style>
    <style:style style:name="T6" style:family="text">
      <style:text-properties style:text-position="0% 100%" fo:font-size="28pt" style:text-underline-style="solid" style:text-underline-width="auto" style:text-underline-color="font-color" style:font-size-asian="28pt" style:font-size-complex="28pt"/>
    </style:style>
    <style:style style:name="T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<text:span text:style-name="T1">Электронная система тестирования</text:span></text:p>
            <text:p><text:span text:style-name="T2"/></text:p>
            <text:p><text:span text:style-name="T3">Автор – Рудых Даниил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<text:span text:style-name="T4">Введение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5">Электронная система тестирования (ЭСТ) – программа для составления и прохождения пользовательских тестов. </text:span></text:p>
              </text:list-item>
              <text:list-item>
                <text:p><text:span text:style-name="T6">Цель проекта – упростить процесс создания, проведения и анализа результатов тестов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<text:span text:style-name="T4">Описание реализации</text:span></text:p>
          </draw:text-box>
        </draw:frame>
        <draw:frame presentation:style-name="pr4" draw:text-style-name="P2" draw:layer="layout" svg:width="25.199cm" svg:height="13.859cm" svg:x="1.301cm" svg:y="5cm" presentation:class="outline" presentation:user-transformed="true">
          <draw:text-box>
            <text:list text:style-name="L2">
              <text:list-item>
                <text:list>
                  <text:list-item>
                    <text:p>Каждое окно имеет свой класс со своим интерфейсом и методами</text:p>
                  </text:list-item>
                  <text:list-item>
                    <text:p>Результаты заносятся в БД (sqlite)</text:p>
                  </text:list-item>
                  <text:list-item>
                    <text:p>Тесты сохраняются в файлы csv</text:p>
                  </text:list-item>
                  <text:list-item>
                    <text:p>Также используется datetime для сохранения времени и даты прохождения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<text:span text:style-name="T4">Заключение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7">Итог – цель полностью реализована</text:span></text:p>
                <text:p><text:span text:style-name="T4">В будущем планируются</text:span>:</text:p>
              </text:list-header>
              <text:list-item>
                <text:p><text:span text:style-name="T8">Дополнительные меры безопасности (раздельные версии, шифрование файлов)</text:span></text:p>
              </text:list-item>
              <text:list-item>
                <text:p><text:span text:style-name="T8">Сетевые функции (тестирование в релаьном времени)</text:span></text:p>
              </text:list-item>
              <text:list-item>
                <text:p><text:span text:style-name="T8">Большее разнообразие задач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1" draw:text-style-name="P3" draw:layer="layout" svg:width="25.199cm" svg:height="17.935cm" svg:x="1.4cm" svg:y="0.837cm" presentation:class="subtitle">
          <draw:text-box>
            <text:p><text:span text:style-name="T9">Спасибо за внимание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f__3f__3f__3f__3f__3f__3f_" style:display-name="???????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Маркеры_20_списка" style:display-name="Маркеры списка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Ñèìâîë_20_ñíîñêè" style:display-name="Ñèìâîë ñíîñêè" style:family="graphic">
      <style:paragraph-properties style:text-autospace="none"/>
    </style:style>
    <style:style style:name="Ñèìâîëû_20_êîíöåâîé_20_ñíîñêè" style:display-name="Ñèìâîëû êîíöåâîé ñíîñêè" style:family="graphic">
      <style:paragraph-properties style:text-autospace="none"/>
    </style:style>
    <style:style style:name="Èíòåðíåò-ññûëêà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Ïîñåù_b8_ííàÿ_20_ãèïåðññûëêà" style:display-name="Ïîñåù¸ííàÿ ãèïåðññûëêà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Ñîäåðæèìîå_20_ñïèñêà" style:display-name="Ñîäåðæèìîå ñïèñêà" style:family="graphic">
      <style:paragraph-properties fo:margin-left="1.764cm" fo:margin-right="0cm" fo:text-indent="0cm" style:text-autospace="none"/>
    </style:style>
    <style:style style:name="Îñíîâíîé_20_òåêñò" style:display-name="Îñíîâíîé òåêñò" style:family="graphic">
      <style:paragraph-properties fo:margin-top="0cm" fo:margin-bottom="0.374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42M56S</meta:editing-duration>
    <meta:editing-cycles>14</meta:editing-cycles>
    <meta:generator>OpenOffice/4.1.11$Win32 OpenOffice.org_project/4111m1$Build-9808</meta:generator>
    <dc:date>2021-11-16T16:16:08.02</dc:date>
    <meta:document-statistic meta:object-count="39"/>
  </office:meta>
</office:document-meta>
</file>